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E0000041DA43CBA05034B0B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rlito" svg:font-family="Carlito" style:font-family-generic="roman" style:font-pitch="variable"/>
    <style:font-face style:name="Carlito1" svg:font-family="Carlito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fo:min-height="3.73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style:writing-mode="lr-tb"/>
      <style:text-properties fo:text-shadow="1pt 1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text-shadow="none"/>
    </style:style>
    <style:style style:name="P5" style:family="paragraph">
      <style:paragraph-properties fo:text-align="center"/>
    </style:style>
    <style:style style:name="T1" style:family="text">
      <style:text-properties fo:font-size="88pt" fo:text-shadow="1pt 1pt" style:font-size-asian="88pt" style:font-size-complex="88pt"/>
    </style:style>
    <style:style style:name="T2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7.002cm" svg:y="16.24cm">
          <draw:text-box>
            <text:p/>
          </draw:text-box>
        </draw:frame>
        <draw:frame draw:style-name="gr2" draw:text-style-name="P2" draw:layer="layout" svg:width="8.636cm" svg:height="3.981cm" svg:x="17.637cm" svg:y="2.865cm">
          <draw:text-box>
            <text:p><text:span text:style-name="T1">PyUt</text:span></text:p>
          </draw:text-box>
        </draw:frame>
        <draw:frame draw:style-name="gr3" draw:text-style-name="P3" draw:layer="layout" svg:width="6.223cm" svg:height="1.143cm" svg:x="18.272cm" svg:y="8.62cm">
          <draw:text-box>
            <text:p>Python UML Tool</text:p>
          </draw:text-box>
        </draw:frame>
        <draw:frame draw:style-name="gr3" draw:text-style-name="P3" draw:layer="layout" svg:width="10.16cm" svg:height="1.143cm" svg:x="2.27cm" svg:y="11.287cm">
          <draw:text-box>
            <text:p>2002-2021 <text:s/>Python 3 Port </text:p>
          </draw:text-box>
        </draw:frame>
        <draw:frame draw:style-name="gr3" draw:text-style-name="P4" draw:layer="layout" svg:width="12.827cm" svg:height="1.143cm" svg:x="2.27cm" svg:y="12.684cm">
          <draw:text-box>
            <text:p><text:span text:style-name="T2">Published under the GNU General Public License</text:span></text:p>
          </draw:text-box>
        </draw:frame>
        <draw:frame draw:style-name="gr4" draw:text-style-name="P5" draw:layer="layout" svg:width="16.069cm" svg:height="10.279cm" svg:x="1.635cm" svg:y="1.516cm">
          <draw:image xlink:href="Pictures/100002010000066E0000041DA43CBA05034B0BB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rlito" svg:font-family="Carlito" style:font-family-generic="roman" style:font-pitch="variable"/>
    <style:font-face style:name="Carlito1" svg:font-family="Carlito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2" svg:font-family="Carlito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ellipsoid" draw:cx="50%" draw:cy="50%" draw:start-color="#808080" draw:end-color="#eeeeee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9999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3465a4" style:text-outline="false" style:text-line-through-style="none" style:text-line-through-type="none" style:font-name="Carlito2" fo:font-family="Carlito" style:font-style-name="Italic" style:font-family-generic="swiss" style:font-pitch="variable" fo:font-size="18pt" fo:font-style="italic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style:font-name="Carlito2" fo:font-family="Carlito" style:font-style-name="Italic" style:font-family-generic="swiss" style:font-pitch="varia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Humberto Sanchez II</meta:initial-creator>
    <meta:creation-date>2020-10-15T20:44:22.248849689</meta:creation-date>
    <dc:date>2020-10-16T14:40:28.054903477</dc:date>
    <dc:creator>Humberto Sanchez II</dc:creator>
    <meta:editing-duration>PT4H2M2S</meta:editing-duration>
    <meta:editing-cycles>26</meta:editing-cycles>
    <meta:generator>LibreOffice/6.4.4.2$MacOSX_X86_64 LibreOffice_project/3d775be2011f3886db32dfd395a6a6d1ca2630ff</meta:generator>
    <meta:document-statistic meta:object-count="6"/>
  </office:meta>
</office:document-meta>
</file>